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gr1" style:family="graphic">
      <style:graphic-properties fo:border="solid" draw:wrap-influence-on-position="once-concurrent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user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password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2" svg:width="6.901cm" svg:height="0.745cm" svg:x="0cm" svg:y="0cm" draw:control="control1"/><draw:control text:anchor-type="as-char" draw:z-index="1" draw:style-name="gr2" draw:text-style-name="P2" svg:width="6.901cm" svg:height="0.74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7:24:18</meta:creation-date>
    <dc:date>2014-10-18T17:38:34</dc:date>
    <meta:editing-duration>PT14M17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1" meta:word-count="0" meta:character-count="2"/>
  </office:meta>
</office:document-meta>
</file>